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3a3" officeooo:paragraph-rsid="000f5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.1.1)</text:p>
      <text:p text:style-name="P1"><text:tab/>MLP fait-il mieux ? Non, avec des variations sur "l'hidden_layer_sizes" ( entre 3 a 30 ), nous pouvons observer que le score n'est jamais au dessus de 0.9375.</text:p>
      <text:p text:style-name="P1">Un MLP est un ensemble de perceptron non Gaussien, et donc individuellement ne peuvent pas trouver la solution contrairement au perceptron à noyau Gaussien.</text:p>
      <text:p text:style-name="P1"/>
      <text:p text:style-name="P1">1.1.4)</text:p>
      <text:p text:style-name="P1"><text:tab/>le dessin forme une hyperbole</text:p>
      <text:p text:style-name="P1"/>
      <text:p text:style-name="P1"><text:tab/>Lasso est meilleur!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13:20.772826395</meta:creation-date>
    <dc:date>2018-03-21T11:14:29.298344741</dc:date>
    <meta:editing-duration>PT1M9S</meta:editing-duration>
    <meta:editing-cycles>1</meta:editing-cycles>
    <meta:document-statistic meta:table-count="0" meta:image-count="0" meta:object-count="0" meta:page-count="1" meta:paragraph-count="7" meta:word-count="62" meta:character-count="378" meta:non-whitespace-character-count="318"/>
    <meta:generator>LibreOffice/5.2.7.2$Linux_X86_64 LibreOffice_project/20m0$Build-2</meta:generator>
  </office:meta>
</office:document-meta>
</file>